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4.212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73" table:default-cell-style-name="ce3"/>
        <table:table-row table:style-name="ro1">
          <table:table-cell table:style-name="ce2"/>
          <table:table-cell office:value-type="string" table:style-name="ce2">
            <text:p>Age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Correct</text:p>
          </table:table-cell>
          <table:table-cell office:value-type="string" table:style-name="ce2">
            <text:p>Correct_spatial</text:p>
          </table:table-cell>
          <table:table-cell office:value-type="string" table:style-name="ce2">
            <text:p>Correct_temporel</text:p>
          </table:table-cell>
          <table:table-cell office:value-type="string" table:style-name="ce2">
            <text:p>Experimentateur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Participant</text:p>
          </table:table-cell>
          <table:table-cell office:value-type="string" table:style-name="ce2">
            <text:p>Reconnaissance_Réponse</text:p>
          </table:table-cell>
          <table:table-cell office:value-type="string" table:style-name="ce2">
            <text:p>Reconnaissance_Bonne_Réponse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Calcul_spa</text:p>
          </table:table-cell>
          <table:table-cell office:value-type="string" table:style-name="ce2">
            <text:p>Calcul_temp</text:p>
          </table:table-cell>
          <table:table-cell office:value-type="string" table:style-name="ce2">
            <text:p>Answer_spa</text:p>
          </table:table-cell>
          <table:table-cell office:value-type="string" table:style-name="ce2">
            <text:p>Answer_temp</text:p>
          </table:table-cell>
          <table:table-cell office:value-type="string" table:style-name="ce2">
            <text:p>Type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bricot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]=[.D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])=([.E2]); &quot;1&quot;; &quot;0&quot;)" table:style-name="ce6">
            <text:p>0</text:p>
          </table:table-cell>
          <table:table-cell office:value-type="string" office:string-value="1" table:formula="of:= IF([.P2]=[.F2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style-name="ce3"/>
          <table:table-cell table:style-name="Default_1"/>
          <table:table-cell table:number-columns-repeated="16365"/>
        </table:table-row>
        <table:table-row table:style-name="ro1">
          <table:table-cell office:value-type="string" table:style-name="ce4">
            <text:p>Accordéon_Bleu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3]=[.D3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])=([.E3]); &quot;1&quot;; &quot;0&quot;)" table:style-name="ce6">
            <text:p>0</text:p>
          </table:table-cell>
          <table:table-cell office:value-type="string" office:string-value="0" table:formula="of:= IF([.P3]=[.F3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2" table:style-name="Default_1"/>
          <table:table-cell table:number-columns-repeated="16365"/>
        </table:table-row>
        <table:table-row table:style-name="ro1">
          <table:table-cell office:value-type="string" table:style-name="ce4">
            <text:p>Accordéon_Roug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4]=[.D4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])=([.E4]); &quot;1&quot;; &quot;0&quot;)" table:style-name="ce6">
            <text:p>0</text:p>
          </table:table-cell>
          <table:table-cell office:value-type="string" office:string-value="0" table:formula="of:= IF([.P4]=[.F4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PER</text:p>
          </table:table-cell>
          <table:table-cell table:style-name="Default_1"/>
          <table:table-cell table:number-columns-repeated="16366" table:style-name="ce3"/>
        </table:table-row>
        <table:table-row table:style-name="ro1">
          <table:table-cell office:value-type="string" table:style-name="ce4">
            <text:p>Anana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]=[.D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])=([.E5]); &quot;1&quot;; &quot;0&quot;)" table:style-name="ce6">
            <text:p>0</text:p>
          </table:table-cell>
          <table:table-cell office:value-type="string" office:string-value="1" table:formula="of:= IF([.P5]=[.F5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Â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]=[.D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])=([.E6]); &quot;1&quot;; &quot;0&quot;)" table:style-name="ce6">
            <text:p>1</text:p>
          </table:table-cell>
          <table:table-cell office:value-type="string" office:string-value="1" table:formula="of:= IF([.P6]=[.F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rmoir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7]=[.D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7])=([.E7]); &quot;1&quot;; &quot;0&quot;)" table:style-name="ce6">
            <text:p>1</text:p>
          </table:table-cell>
          <table:table-cell office:value-type="string" office:string-value="1" table:formula="of:= IF([.P7]=[.F7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ubergi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8]=[.D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8])=([.E8]); &quot;1&quot;; &quot;0&quot;)" table:style-name="ce6">
            <text:p>1</text:p>
          </table:table-cell>
          <table:table-cell office:value-type="string" office:string-value="1" table:formula="of:= IF([.P8]=[.F8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na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9]=[.D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9])=([.E9]); &quot;1&quot;; &quot;0&quot;)" table:style-name="ce6">
            <text:p>1</text:p>
          </table:table-cell>
          <table:table-cell office:value-type="string" office:string-value="1" table:formula="of:= IF([.P9]=[.F9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ss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10]=[.D10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0])=([.E10]); &quot;1&quot;; &quot;0&quot;)" table:style-name="ce6">
            <text:p>0</text:p>
          </table:table-cell>
          <table:table-cell office:value-type="string" office:string-value="0" table:formula="of:= IF([.P10]=[.F10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tteri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11]=[.D1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1])=([.E11]); &quot;1&quot;; &quot;0&quot;)" table:style-name="ce6">
            <text:p>1</text:p>
          </table:table-cell>
          <table:table-cell office:value-type="string" office:string-value="1" table:formula="of:= IF([.P11]=[.F11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ido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2]=[.D1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2])=([.E12]); &quot;1&quot;; &quot;0&quot;)" table:style-name="ce6">
            <text:p>1</text:p>
          </table:table-cell>
          <table:table-cell office:value-type="string" office:string-value="1" table:formula="of:= IF([.P12]=[.F1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œuf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13]=[.D1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3])=([.E13]); &quot;1&quot;; &quot;0&quot;)" table:style-name="ce6">
            <text:p>1</text:p>
          </table:table-cell>
          <table:table-cell office:value-type="string" office:string-value="1" table:formula="of:= IF([.P13]=[.F13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rosse_à_Dent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4]=[.D1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4])=([.E14]); &quot;1&quot;; &quot;0&quot;)" table:style-name="ce6">
            <text:p>1</text:p>
          </table:table-cell>
          <table:table-cell office:value-type="string" office:string-value="1" table:formula="of:= IF([.P14]=[.F14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deau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5]=[.D1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5])=([.E15]); &quot;1&quot;; &quot;0&quot;)" table:style-name="ce6">
            <text:p>1</text:p>
          </table:table-cell>
          <table:table-cell office:value-type="string" office:string-value="1" table:formula="of:= IF([.P15]=[.F1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nard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6]=[.D1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6])=([.E16]); &quot;1&quot;; &quot;0&quot;)" table:style-name="ce6">
            <text:p>1</text:p>
          </table:table-cell>
          <table:table-cell office:value-type="string" office:string-value="1" table:formula="of:= IF([.P16]=[.F1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rotte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17]=[.D17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7])=([.E17]); &quot;1&quot;; &quot;0&quot;)" table:style-name="ce6">
            <text:p>0</text:p>
          </table:table-cell>
          <table:table-cell office:value-type="string" office:string-value="0" table:formula="of:= IF([.P17]=[.F17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ais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18]=[.D18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8])=([.E18]); &quot;1&quot;; &quot;0&quot;)" table:style-name="ce6">
            <text:p>0</text:p>
          </table:table-cell>
          <table:table-cell office:value-type="string" office:string-value="0" table:formula="of:= IF([.P18]=[.F18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andelie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9]=[.D1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9])=([.E19]); &quot;1&quot;; &quot;0&quot;)" table:style-name="ce6">
            <text:p>1</text:p>
          </table:table-cell>
          <table:table-cell office:value-type="string" office:string-value="1" table:formula="of:= IF([.P19]=[.F1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eval_Bru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0]=[.D2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0])=([.E20]); &quot;1&quot;; &quot;0&quot;)" table:style-name="ce6">
            <text:p>0</text:p>
          </table:table-cell>
          <table:table-cell office:value-type="string" office:string-value="0" table:formula="of:= IF([.P20]=[.F20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eval_Noi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1]=[.D2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1])=([.E21]); &quot;1&quot;; &quot;0&quot;)" table:style-name="ce6">
            <text:p>1</text:p>
          </table:table-cell>
          <table:table-cell office:value-type="string" office:string-value="1" table:formula="of:= IF([.P21]=[.F21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ie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2]=[.D2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2])=([.E22]); &quot;1&quot;; &quot;0&quot;)" table:style-name="ce6">
            <text:p>1</text:p>
          </table:table-cell>
          <table:table-cell office:value-type="string" office:string-value="1" table:formula="of:= IF([.P22]=[.F2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ou-Fleu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3]=[.D2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3])=([.E23]); &quot;1&quot;; &quot;0&quot;)" table:style-name="ce6">
            <text:p>0</text:p>
          </table:table-cell>
          <table:table-cell office:value-type="string" office:string-value="1" table:formula="of:= IF([.P23]=[.F23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mmode_tiroi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4]=[.D2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4])=([.E24]); &quot;1&quot;; &quot;0&quot;)" table:style-name="ce6">
            <text:p>0</text:p>
          </table:table-cell>
          <table:table-cell office:value-type="string" office:string-value="1" table:formula="of:= IF([.P24]=[.F24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mmode_droit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5]=[.D2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5])=([.E25]); &quot;1&quot;; &quot;0&quot;)" table:style-name="ce6">
            <text:p>1</text:p>
          </table:table-cell>
          <table:table-cell office:value-type="string" office:string-value="1" table:formula="of:= IF([.P25]=[.F2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q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6]=[.D2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6])=([.E26]); &quot;1&quot;; &quot;0&quot;)" table:style-name="ce6">
            <text:p>1</text:p>
          </table:table-cell>
          <table:table-cell office:value-type="string" office:string-value="1" table:formula="of:= IF([.P26]=[.F2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Djembé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7]=[.D2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7])=([.E27]); &quot;1&quot;; &quot;0&quot;)" table:style-name="ce6">
            <text:p>1</text:p>
          </table:table-cell>
          <table:table-cell office:value-type="string" office:string-value="1" table:formula="of:= IF([.P27]=[.F27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Drapeau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8]=[.D2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8])=([.E28]); &quot;1&quot;; &quot;0&quot;)" table:style-name="ce6">
            <text:p>1</text:p>
          </table:table-cell>
          <table:table-cell office:value-type="string" office:string-value="1" table:formula="of:= IF([.P28]=[.F28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lûte_À_Bec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9]=[.D2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9])=([.E29]); &quot;1&quot;; &quot;0&quot;)" table:style-name="ce6">
            <text:p>1</text:p>
          </table:table-cell>
          <table:table-cell office:value-type="string" office:string-value="1" table:formula="of:= IF([.P29]=[.F29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lûte_Traversièr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0]=[.D3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0])=([.E30]); &quot;1&quot;; &quot;0&quot;)" table:style-name="ce6">
            <text:p>1</text:p>
          </table:table-cell>
          <table:table-cell office:value-type="string" office:string-value="1" table:formula="of:= IF([.P30]=[.F3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rais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1]=[.D3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1])=([.E31]); &quot;1&quot;; &quot;0&quot;)" table:style-name="ce6">
            <text:p>1</text:p>
          </table:table-cell>
          <table:table-cell office:value-type="string" office:string-value="1" table:formula="of:= IF([.P31]=[.F31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Guitar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32]=[.D32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2])=([.E32]); &quot;1&quot;; &quot;0&quot;)" table:style-name="ce6">
            <text:p>0</text:p>
          </table:table-cell>
          <table:table-cell office:value-type="string" office:string-value="0" table:formula="of:= IF([.P32]=[.F32];&quot;1&quot;;&quot;0&quot;)" table:style-name="ce7">
            <text:p>0</text:p>
          </table:table-cell>
          <table:table-cell table:style-name="ce5"/>
          <table:table-cell office:value-type="string" table:style-name="ce5">
            <text:p>Fin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amp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3]=[.D3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3])=([.E33]); &quot;1&quot;; &quot;0&quot;)" table:style-name="ce6">
            <text:p>1</text:p>
          </table:table-cell>
          <table:table-cell office:value-type="string" office:string-value="1" table:formula="of:= IF([.P33]=[.F33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api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4]=[.D3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4])=([.E34]); &quot;1&quot;; &quot;0&quot;)" table:style-name="ce6">
            <text:p>0</text:p>
          </table:table-cell>
          <table:table-cell office:value-type="string" office:string-value="1" table:formula="of:= IF([.P34]=[.F34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it_Violet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5]=[.D3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5])=([.E35]); &quot;1&quot;; &quot;0&quot;)" table:style-name="ce6">
            <text:p>0</text:p>
          </table:table-cell>
          <table:table-cell office:value-type="string" office:string-value="1" table:formula="of:= IF([.P35]=[.F35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it_Roug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6]=[.D3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6])=([.E36]); &quot;1&quot;; &quot;0&quot;)" table:style-name="ce6">
            <text:p>1</text:p>
          </table:table-cell>
          <table:table-cell office:value-type="string" office:string-value="0" table:formula="of:= IF([.P35]=[.F36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angue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7]=[.D3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7])=([.E37]); &quot;1&quot;; &quot;0&quot;)" table:style-name="ce6">
            <text:p>1</text:p>
          </table:table-cell>
          <table:table-cell office:value-type="string" office:string-value="1" table:formula="of:= IF([.P37]=[.F37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elo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8]=[.D3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8])=([.E38]); &quot;1&quot;; &quot;0&quot;)" table:style-name="ce6">
            <text:p>1</text:p>
          </table:table-cell>
          <table:table-cell office:value-type="string" office:string-value="1" table:formula="of:= IF([.P38]=[.F38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iroir_Meubl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9]=[.D3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9])=([.E39]); &quot;1&quot;; &quot;0&quot;)" table:style-name="ce6">
            <text:p>1</text:p>
          </table:table-cell>
          <table:table-cell office:value-type="string" office:string-value="1" table:formula="of:= IF([.P39]=[.F3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icropho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0]=[.D4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0])=([.E40]); &quot;1&quot;; &quot;0&quot;)" table:style-name="ce6">
            <text:p>1</text:p>
          </table:table-cell>
          <table:table-cell office:value-type="string" office:string-value="1" table:formula="of:= IF([.P40]=[.F4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outo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1]=[.D4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1])=([.E41]); &quot;1&quot;; &quot;0&quot;)" table:style-name="ce6">
            <text:p>1</text:p>
          </table:table-cell>
          <table:table-cell office:value-type="string" office:string-value="1" table:formula="of:= IF([.P41]=[.F41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Ordinateu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42]=[.D42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2])=([.E42]); &quot;1&quot;; &quot;0&quot;)" table:style-name="ce6">
            <text:p>0</text:p>
          </table:table-cell>
          <table:table-cell office:value-type="string" office:string-value="0" table:formula="of:= IF([.P42]=[.F42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astèqu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43]=[.D43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3])=([.E43]); &quot;1&quot;; &quot;0&quot;)" table:style-name="ce6">
            <text:p>0</text:p>
          </table:table-cell>
          <table:table-cell office:value-type="string" office:string-value="0" table:formula="of:= IF([.P43]=[.F43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etit_Poi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44]=[.D4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4])=([.E44]); &quot;1&quot;; &quot;0&quot;)" table:style-name="ce6">
            <text:p>0</text:p>
          </table:table-cell>
          <table:table-cell office:value-type="string" office:string-value="1" table:formula="of:= IF([.P44]=[.F44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ano_roug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45]=[.D4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5])=([.E45]); &quot;1&quot;; &quot;0&quot;)" table:style-name="ce6">
            <text:p>0</text:p>
          </table:table-cell>
          <table:table-cell office:value-type="string" office:string-value="1" table:formula="of:= IF([.P45]=[.F45];&quot;1&quot;;&quot;0&quot;)" table:style-name="ce7">
            <text:p>1</text:p>
          </table:table-cell>
          <table:table-cell table:style-name="ce5"/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ano_Noir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6]=[.D4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6])=([.E46]); &quot;1&quot;; &quot;0&quot;)" table:style-name="ce6">
            <text:p>1</text:p>
          </table:table-cell>
          <table:table-cell office:value-type="string" office:string-value="1" table:formula="of:= IF([.P46]=[.F4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geo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7]=[.D4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7])=([.E47]); &quot;1&quot;; &quot;0&quot;)" table:style-name="ce6">
            <text:p>1</text:p>
          </table:table-cell>
          <table:table-cell office:value-type="string" office:string-value="1" table:formula="of:= IF([.P47]=[.F47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48]=[.D48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8])=([.E48]); &quot;1&quot;; &quot;0&quot;)" table:style-name="ce6">
            <text:p>0</text:p>
          </table:table-cell>
          <table:table-cell office:value-type="string" office:string-value="0" table:formula="of:= IF([.P48]=[.F48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_Gris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9]=[.D4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9])=([.E49]); &quot;1&quot;; &quot;0&quot;)" table:style-name="ce6">
            <text:p>1</text:p>
          </table:table-cell>
          <table:table-cell office:value-type="string" office:string-value="1" table:formula="of:= IF([.P49]=[.F4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au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0]=[.D5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0])=([.E50]); &quot;1&quot;; &quot;0&quot;)" table:style-name="ce6">
            <text:p>0</text:p>
          </table:table-cell>
          <table:table-cell office:value-type="string" office:string-value="1" table:formula="of:= IF([.P50]=[.F50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mm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51]=[.D51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1])=([.E51]); &quot;1&quot;; &quot;0&quot;)" table:style-name="ce6">
            <text:p>0</text:p>
          </table:table-cell>
          <table:table-cell office:value-type="string" office:string-value="0" table:formula="of:= IF([.P51]=[.F51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tiro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2]=[.D5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2])=([.E52]); &quot;1&quot;; &quot;0&quot;)" table:style-name="ce6">
            <text:p>1</text:p>
          </table:table-cell>
          <table:table-cell office:value-type="string" office:string-value="1" table:formula="of:= IF([.P52]=[.F5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ul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3]=[.D5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3])=([.E53]); &quot;1&quot;; &quot;0&quot;)" table:style-name="ce6">
            <text:p>0</text:p>
          </table:table-cell>
          <table:table-cell office:value-type="string" office:string-value="1" table:formula="of:= IF([.P53]=[.F53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Q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4]=[.D5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4])=([.E54]); &quot;1&quot;; &quot;0&quot;)" table:style-name="ce6">
            <text:p>1</text:p>
          </table:table-cell>
          <table:table-cell office:value-type="string" office:string-value="1" table:formula="of:= IF([.P54]=[.F54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Raisin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5]=[.D5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5])=([.E55]); &quot;1&quot;; &quot;0&quot;)" table:style-name="ce6">
            <text:p>1</text:p>
          </table:table-cell>
          <table:table-cell office:value-type="string" office:string-value="1" table:formula="of:= IF([.P55]=[.F5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alad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6]=[.D5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6])=([.E56]); &quot;1&quot;; &quot;0&quot;)" table:style-name="ce6">
            <text:p>0</text:p>
          </table:table-cell>
          <table:table-cell office:value-type="string" office:string-value="1" table:formula="of:= IF([.P56]=[.F56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axopho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7]=[.D5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7])=([.E57]); &quot;1&quot;; &quot;0&quot;)" table:style-name="ce6">
            <text:p>0</text:p>
          </table:table-cell>
          <table:table-cell office:value-type="string" office:string-value="1" table:formula="of:= IF([.P57]=[.F57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ouris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8]=[.D5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8])=([.E58]); &quot;1&quot;; &quot;0&quot;)" table:style-name="ce6">
            <text:p>0</text:p>
          </table:table-cell>
          <table:table-cell office:value-type="string" office:string-value="1" table:formula="of:= IF([.P58]=[.F58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abl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9]=[.D5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9])=([.E59]); &quot;1&quot;; &quot;0&quot;)" table:style-name="ce6">
            <text:p>1</text:p>
          </table:table-cell>
          <table:table-cell office:value-type="string" office:string-value="1" table:formula="of:= IF([.P59]=[.F5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élépho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0]=[.D6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0])=([.E60]); &quot;1&quot;; &quot;0&quot;)" table:style-name="ce6">
            <text:p>1</text:p>
          </table:table-cell>
          <table:table-cell office:value-type="string" office:string-value="1" table:formula="of:= IF([.P60]=[.F6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omate_Jau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61]=[.D61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1])=([.E61]); &quot;1&quot;; &quot;0&quot;)" table:style-name="ce6">
            <text:p>0</text:p>
          </table:table-cell>
          <table:table-cell office:value-type="string" office:string-value="0" table:formula="of:= IF([.P61]=[.F61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ortu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62]=[.D62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2])=([.E62]); &quot;1&quot;; &quot;0&quot;)" table:style-name="ce6">
            <text:p>0</text:p>
          </table:table-cell>
          <table:table-cell office:value-type="string" office:string-value="0" table:formula="of:= IF([.P62]=[.F62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rompett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63]=[.D6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3])=([.E63]); &quot;1&quot;; &quot;0&quot;)" table:style-name="ce6">
            <text:p>1</text:p>
          </table:table-cell>
          <table:table-cell office:value-type="string" office:string-value="0" table:formula="of:= IF([.P63]=[.F63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Vache_Brune</text:p>
          </table:table-cell>
          <table:table-cell office:value-type="string" table:style-name="ce5">
            <text:p>48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CD16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64]=[.D6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4])=([.E64]); &quot;1&quot;; &quot;0&quot;)" table:style-name="ce6">
            <text:p>0</text:p>
          </table:table-cell>
          <table:table-cell office:value-type="string" office:string-value="1" table:formula="of:= IF([.P64]=[.F64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Vache_Noire</text:p>
          </table:table-cell>
          <table:table-cell office:value-type="string" table:style-name="ce5">
            <text:p>48ans</text:p>
          </table:table-cell>
          <table:table-cell table:style-name="ce9"/>
          <table:table-cell office:value-type="string" table:style-name="ce9">
            <text:p>Non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5">
            <text:p>selma</text:p>
          </table:table-cell>
          <table:table-cell table:style-name="ce9"/>
          <table:table-cell office:value-type="string" table:style-name="ce5">
            <text:p>CD16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5]=[.D6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5])=([.E65]); &quot;1&quot;; &quot;0&quot;)" table:style-name="ce6">
            <text:p>1</text:p>
          </table:table-cell>
          <table:table-cell office:value-type="string" office:string-value="1" table:formula="of:= IF([.P65]=[.F6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PER</text:p>
          </table:table-cell>
          <table:table-cell table:number-columns-repeated="16367"/>
        </table:table-row>
        <table:table-row table:style-name="ro1">
          <table:table-cell table:number-columns-repeated="17" table:style-name="Default_1"/>
          <table:table-cell table:number-columns-repeated="16367"/>
        </table:table-row>
        <table:table-row table:style-name="ro1">
          <table:table-cell table:style-name="Default_1"/>
          <table:table-cell table:number-columns-repeated="2" table:style-name="ce3"/>
          <table:table-cell office:value-type="float" office:value="35" table:formula="of:=COUNTIF([.D2:.D64]; &quot;Non&quot;)" table:style-name="ce3">
            <text:p>35</text:p>
          </table:table-cell>
          <table:table-cell office:value-type="float" office:value="35" table:formula="of:=COUNTIF([.E2:.E64]; &quot;N/A&quot;)" table:style-name="ce3">
            <text:p>35</text:p>
          </table:table-cell>
          <table:table-cell office:value-type="float" office:value="35" table:formula="of:=COUNTIF([.F2:.F64]; &quot;N/A&quot;)" table:style-name="ce3">
            <text:p>35</text:p>
          </table:table-cell>
          <table:table-cell table:number-columns-repeated="10" table:style-name="ce3"/>
          <table:table-cell office:value-type="float" office:value="28" table:formula="of:=COUNTIF([.Q2:.Q64]; &quot;CIB&quot;)" table:style-name="ce3">
            <text:p>28</text:p>
          </table:table-cell>
          <table:table-cell table:number-columns-repeated="16367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selma laraba</meta:initial-creator>
    <dc:creator>Selma Laraba</dc:creator>
    <meta:creation-date>2025-03-14T11:39:22Z</meta:creation-date>
    <dc:date>2025-04-27T15:19:12Z</dc:date>
    <meta:print-date>2025-03-17T10:33:23Z</meta:print-date>
    <meta:editing-cycles>4</meta:editing-cycles>
    <meta:editing-duration>PT1309S</meta:editing-duration>
  </office:meta>
</office:document-meta>
</file>